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39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shapes>
          <draw:frame draw:z-index="0" draw:style-name="gr1" draw:text-style-name="P1" svg:width="6.2988in" svg:height="3.5453in" svg:x="5.4764in" svg:y="1.8823in">
            <draw:object draw:notify-on-update-of-ranges="Sheet1_2.F2:Sheet1_2.F10 Sheet1_2.H2:Sheet1_2.H10 Sheet1_2.F2:Sheet1_2.F10 Sheet1_2.I2:Sheet1_2.I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6250000E-0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table:number-columns-repeated="5"/>
          <table:table-cell table:style-name="ce1" office:value-type="float" office:value="0.0625" calcext:value-type="float">
            <text:p>6.25E-002</text:p>
          </table:table-cell>
          <table:table-cell table:formula="of:=SUM([.B4:.B10])" office:value-type="float" office:value="-1011.34232" calcext:value-type="float">
            <text:p>-1011.34232</text:p>
          </table:table-cell>
          <table:table-cell table:formula="of:=[.G3]/-3" office:value-type="float" office:value="337.114106666667" calcext:value-type="float">
            <text:p>337.1141066667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9"/>2 <text:s/>2.767325E+01</text:p>
          </table:table-cell>
          <table:table-cell office:value-type="float" office:value="-43.94165" calcext:value-type="float">
            <text:p>-43.94165</text:p>
          </table:table-cell>
          <table:table-cell office:value-type="float" office:value="8.881784E-015" calcext:value-type="float">
            <text:p>8.881784E-015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table:formula="of:=SUM([.B14:.B20])" office:value-type="float" office:value="-1305.79464" calcext:value-type="float">
            <text:p>-1305.79464</text:p>
          </table:table-cell>
          <table:table-cell table:formula="of:=[.G4]/-3" office:value-type="float" office:value="435.26488" calcext:value-type="float">
            <text:p>435.26488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7"/>252 -1.541266E-11</text:p>
          </table:table-cell>
          <table:table-cell office:value-type="float" office:value="-176.5377" calcext:value-type="float">
            <text:p>-176.5377</text:p>
          </table:table-cell>
          <table:table-cell office:value-type="float" office:value="-0.00000000000003552714" calcext:value-type="float">
            <text:p>-3.552714E-014</text:p>
          </table:table-cell>
          <table:table-cell table:number-columns-repeated="2"/>
          <table:table-cell office:value-type="float" office:value="0.1875" calcext:value-type="float">
            <text:p>0.1875</text:p>
          </table:table-cell>
          <table:table-cell table:formula="of:=SUM([.B24:.B30])" office:value-type="float" office:value="-1482.73918" calcext:value-type="float">
            <text:p>-1482.73918</text:p>
          </table:table-cell>
          <table:table-cell table:formula="of:=[.G5]/-3" office:value-type="float" office:value="494.246393333333" calcext:value-type="float">
            <text:p>494.2463933333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8"/>25 -2.869496E-10</text:p>
          </table:table-cell>
          <table:table-cell office:value-type="float" office:value="-87.93007" calcext:value-type="float">
            <text:p>-87.93007</text:p>
          </table:table-cell>
          <table:table-cell office:value-type="float" office:value="0.00000000000003907985" calcext:value-type="float">
            <text:p>3.907985E-014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formula="of:=SUM([.B34:.B40])" office:value-type="float" office:value="-1586.50193" calcext:value-type="float">
            <text:p>-1586.50193</text:p>
          </table:table-cell>
          <table:table-cell table:formula="of:=[.G6]/-3" office:value-type="float" office:value="528.833976666667" calcext:value-type="float">
            <text:p>528.8339766667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7"/>253 -3.300175E-10</text:p>
          </table:table-cell>
          <table:table-cell office:value-type="float" office:value="-196.5872" calcext:value-type="float">
            <text:p>-196.5872</text:p>
          </table:table-cell>
          <table:table-cell office:value-type="float" office:value="0.00000000000002842171" calcext:value-type="float">
            <text:p>2.842171E-014</text:p>
          </table:table-cell>
          <table:table-cell table:number-columns-repeated="2"/>
          <table:table-cell table:style-name="ce1" office:value-type="float" office:value="0.34375" calcext:value-type="float">
            <text:p>3.44E-001</text:p>
          </table:table-cell>
          <table:table-cell table:formula="of:=SUM([.B44:.B50])" office:value-type="float" office:value="-1632.51766" calcext:value-type="float">
            <text:p>-1632.51766</text:p>
          </table:table-cell>
          <table:table-cell table:formula="of:=[.G7]/-3" office:value-type="float" office:value="544.172553333333" calcext:value-type="float">
            <text:p>544.1725533333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8"/>26 -1.918839E-04</text:p>
          </table:table-cell>
          <table:table-cell office:value-type="float" office:value="-109.4033" calcext:value-type="float">
            <text:p>-109.4033</text:p>
          </table:table-cell>
          <table:table-cell office:value-type="float" office:value="0.00000000000008171241" calcext:value-type="float">
            <text:p>8.171241E-014</text:p>
          </table:table-cell>
          <table:table-cell table:number-columns-repeated="2"/>
          <table:table-cell table:style-name="ce1" office:value-type="float" office:value="0.3671875" calcext:value-type="float">
            <text:p>3.67E-001</text:p>
          </table:table-cell>
          <table:table-cell table:formula="of:=SUM([.B54:.B60])" office:value-type="float" office:value="-1625.82071" calcext:value-type="float">
            <text:p>-1625.82071</text:p>
          </table:table-cell>
          <table:table-cell table:formula="of:=[.G8]/-3" office:value-type="float" office:value="541.940236666667" calcext:value-type="float">
            <text:p>541.9402366667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7"/>254 <text:s/>1.753031E-03</text:p>
          </table:table-cell>
          <table:table-cell office:value-type="float" office:value="-218.1217" calcext:value-type="float">
            <text:p>-218.1217</text:p>
          </table:table-cell>
          <table:table-cell office:value-type="float" office:value="0.00000000000002131628" calcext:value-type="float">
            <text:p>2.131628E-014</text:p>
          </table:table-cell>
          <table:table-cell table:number-columns-repeated="2"/>
          <table:table-cell table:style-name="ce1" office:value-type="float" office:value="0.3730469" calcext:value-type="float">
            <text:p>3.73E-001</text:p>
          </table:table-cell>
          <table:table-cell table:formula="of:=SUM([.B64:.B70])" office:value-type="float" office:value="-1623.95955" calcext:value-type="float">
            <text:p>-1623.95955</text:p>
          </table:table-cell>
          <table:table-cell table:formula="of:=[.G9]/-3" office:value-type="float" office:value="541.31985" calcext:value-type="float">
            <text:p>541.31985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office:value-type="string" calcext:value-type="string">
            <text:p><text:s text:c="8"/>27 -1.553238E-03</text:p>
          </table:table-cell>
          <table:table-cell office:value-type="float" office:value="-178.8207" calcext:value-type="float">
            <text:p>-178.8207</text:p>
          </table:table-cell>
          <table:table-cell office:value-type="float" office:value="-0.0000000000000124345" calcext:value-type="float">
            <text:p>-1.24345E-014</text:p>
          </table:table-cell>
          <table:table-cell table:number-columns-repeated="2"/>
          <table:table-cell table:style-name="ce1" office:value-type="float" office:value="0.3789062" calcext:value-type="float">
            <text:p>3.79E-001</text:p>
          </table:table-cell>
          <table:table-cell table:formula="of:=SUM([.B74:.B80])" office:value-type="float" office:value="-1622.03525" calcext:value-type="float">
            <text:p>-1622.03525</text:p>
          </table:table-cell>
          <table:table-cell table:formula="of:=[.G10]/-3" office:value-type="float" office:value="540.678416666667" calcext:value-type="float">
            <text:p>540.6784166667</text:p>
          </table:table-cell>
          <table:table-cell table:formula="of:=(2+PI())*100" office:value-type="float" office:value="514.159265358979" calcext:value-type="float">
            <text:p>514.1592653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1250000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3.990641E+01</text:p>
          </table:table-cell>
          <table:table-cell office:value-type="float" office:value="-64.00554" calcext:value-type="float">
            <text:p>-64.00554</text:p>
          </table:table-cell>
          <table:table-cell office:value-type="float" office:value="0.00000000000004085621" calcext:value-type="float">
            <text:p>4.085621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-2.428269E-07</text:p>
          </table:table-cell>
          <table:table-cell office:value-type="float" office:value="-254.4083" calcext:value-type="float">
            <text:p>-254.4083</text:p>
          </table:table-cell>
          <table:table-cell office:value-type="float" office:value="0.0000000000001847411" calcext:value-type="float">
            <text:p>1.847411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-1.814813E-03</text:p>
          </table:table-cell>
          <table:table-cell office:value-type="float" office:value="-124.2584" calcext:value-type="float">
            <text:p>-124.2584</text:p>
          </table:table-cell>
          <table:table-cell office:value-type="float" office:value="0.00000000000004263256" calcext:value-type="float">
            <text:p>4.263256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<text:s/>3.202256E-03</text:p>
          </table:table-cell>
          <table:table-cell office:value-type="float" office:value="-263.6043" calcext:value-type="float">
            <text:p>-263.6043</text:p>
          </table:table-cell>
          <table:table-cell office:value-type="float" office:value="0.00000000000002842171" calcext:value-type="float">
            <text:p>2.842171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-6.965393E-04</text:p>
          </table:table-cell>
          <table:table-cell office:value-type="float" office:value="-146.1862" calcext:value-type="float">
            <text:p>-146.1862</text:p>
          </table:table-cell>
          <table:table-cell office:value-type="float" office:value="0.00000000000006750156" calcext:value-type="float">
            <text:p>6.750156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-9.511351E-04</text:p>
          </table:table-cell>
          <table:table-cell office:value-type="float" office:value="-251.9011" calcext:value-type="float">
            <text:p>-251.9011</text:p>
          </table:table-cell>
          <table:table-cell office:value-type="float" office:value="-0.00000000000004263256" calcext:value-type="float">
            <text:p>-4.263256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-5.518462E-04</text:p>
          </table:table-cell>
          <table:table-cell office:value-type="float" office:value="-201.4308" calcext:value-type="float">
            <text:p>-201.4308</text:p>
          </table:table-cell>
          <table:table-cell office:value-type="float" office:value="0.00000000000003108624" calcext:value-type="float">
            <text:p>3.108624E-01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1875000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4.765354E+01</text:p>
          </table:table-cell>
          <table:table-cell office:value-type="float" office:value="-75.11328" calcext:value-type="float">
            <text:p>-75.11328</text:p>
          </table:table-cell>
          <table:table-cell office:value-type="float" office:value="-0.0000000000001953993" calcext:value-type="float">
            <text:p>-1.953993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<text:s/>1.392146E-07</text:p>
          </table:table-cell>
          <table:table-cell office:value-type="float" office:value="-300.7768" calcext:value-type="float">
            <text:p>-300.7768</text:p>
          </table:table-cell>
          <table:table-cell office:value-type="float" office:value="0.00000000000004263256" calcext:value-type="float">
            <text:p>4.263256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-1.941177E-04</text:p>
          </table:table-cell>
          <table:table-cell office:value-type="float" office:value="-146.4816" calcext:value-type="float">
            <text:p>-146.4816</text:p>
          </table:table-cell>
          <table:table-cell office:value-type="float" office:value="-0.0000000000001207923" calcext:value-type="float">
            <text:p>-1.207923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<text:s/>3.463733E-04</text:p>
          </table:table-cell>
          <table:table-cell office:value-type="float" office:value="-292.0976" calcext:value-type="float">
            <text:p>-292.0976</text:p>
          </table:table-cell>
          <table:table-cell office:value-type="float" office:value="-0.000000000000198952" calcext:value-type="float">
            <text:p>-1.98952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<text:s/>8.325005E-03</text:p>
          </table:table-cell>
          <table:table-cell office:value-type="float" office:value="-167.4645" calcext:value-type="float">
            <text:p>-167.4645</text:p>
          </table:table-cell>
          <table:table-cell office:value-type="float" office:value="-0.00000000000008526513" calcext:value-type="float">
            <text:p>-8.526513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-9.349729E-03</text:p>
          </table:table-cell>
          <table:table-cell office:value-type="float" office:value="-279.3455" calcext:value-type="float">
            <text:p>-279.34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<text:s/>2.459137E-03</text:p>
          </table:table-cell>
          <table:table-cell office:value-type="float" office:value="-221.4599" calcext:value-type="float">
            <text:p>-221.4599</text:p>
          </table:table-cell>
          <table:table-cell office:value-type="float" office:value="-7.105427E-015" calcext:value-type="float">
            <text:p>-7.105427E-01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2500000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5.288978E+01</text:p>
          </table:table-cell>
          <table:table-cell office:value-type="float" office:value="-82.84083" calcext:value-type="float">
            <text:p>-82.84083</text:p>
          </table:table-cell>
          <table:table-cell office:value-type="float" office:value="-0.000000000000024869" calcext:value-type="float">
            <text:p>-2.4869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<text:s/>4.510187E-03</text:p>
          </table:table-cell>
          <table:table-cell office:value-type="float" office:value="-330.8879" calcext:value-type="float">
            <text:p>-330.8879</text:p>
          </table:table-cell>
          <table:table-cell office:value-type="float" office:value="0.0000000000002131628" calcext:value-type="float">
            <text:p>2.131628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<text:s/>8.332757E-03</text:p>
          </table:table-cell>
          <table:table-cell office:value-type="float" office:value="-160.4221" calcext:value-type="float">
            <text:p>-160.4221</text:p>
          </table:table-cell>
          <table:table-cell office:value-type="float" office:value="-0.00000000000008526513" calcext:value-type="float">
            <text:p>-8.526513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-1.823767E-02</text:p>
          </table:table-cell>
          <table:table-cell office:value-type="float" office:value="-300.7596" calcext:value-type="float">
            <text:p>-300.7596</text:p>
          </table:table-cell>
          <table:table-cell office:value-type="float" office:value="-0.00000000000001421085" calcext:value-type="float">
            <text:p>-1.421085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<text:s/>6.666137E-03</text:p>
          </table:table-cell>
          <table:table-cell office:value-type="float" office:value="-180.0343" calcext:value-type="float">
            <text:p>-180.0343</text:p>
          </table:table-cell>
          <table:table-cell office:value-type="float" office:value="-0.00000000000009947598" calcext:value-type="float">
            <text:p>-9.947598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-6.655613E-04</text:p>
          </table:table-cell>
          <table:table-cell office:value-type="float" office:value="-291.6893" calcext:value-type="float">
            <text:p>-291.6893</text:p>
          </table:table-cell>
          <table:table-cell office:value-type="float" office:value="-0.00000000000007105427" calcext:value-type="float">
            <text:p>-7.105427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-3.301527E-04</text:p>
          </table:table-cell>
          <table:table-cell office:value-type="float" office:value="-239.8679" calcext:value-type="float">
            <text:p>-239.8679</text:p>
          </table:table-cell>
          <table:table-cell office:value-type="float" office:value="5.329071E-015" calcext:value-type="float">
            <text:p>5.329071E-01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3437500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5.520023E+01</text:p>
          </table:table-cell>
          <table:table-cell office:value-type="float" office:value="-85.80996" calcext:value-type="float">
            <text:p>-85.80996</text:p>
          </table:table-cell>
          <table:table-cell office:value-type="float" office:value="0.00000000000004618528" calcext:value-type="float">
            <text:p>4.618528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-7.555975E-03</text:p>
          </table:table-cell>
          <table:table-cell office:value-type="float" office:value="-344.1383" calcext:value-type="float">
            <text:p>-344.1383</text:p>
          </table:table-cell>
          <table:table-cell office:value-type="float" office:value="-0.00000000000007105427" calcext:value-type="float">
            <text:p>-7.105427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<text:s/>8.246313E-03</text:p>
          </table:table-cell>
          <table:table-cell office:value-type="float" office:value="-172.5491" calcext:value-type="float">
            <text:p>-172.5491</text:p>
          </table:table-cell>
          <table:table-cell office:value-type="float" office:value="-7.105427E-015" calcext:value-type="float">
            <text:p>-7.105427E-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-1.482588E-02</text:p>
          </table:table-cell>
          <table:table-cell office:value-type="float" office:value="-305.9851" calcext:value-type="float">
            <text:p>-305.9851</text:p>
          </table:table-cell>
          <table:table-cell office:value-type="float" office:value="-0.00000000000004263256" calcext:value-type="float">
            <text:p>-4.263256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<text:s/>6.970790E-03</text:p>
          </table:table-cell>
          <table:table-cell office:value-type="float" office:value="-183.4553" calcext:value-type="float">
            <text:p>-183.4553</text:p>
          </table:table-cell>
          <table:table-cell office:value-type="float" office:value="0.00000000000002131628" calcext:value-type="float">
            <text:p>2.131628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-5.603808E-04</text:p>
          </table:table-cell>
          <table:table-cell office:value-type="float" office:value="-289.4433" calcext:value-type="float">
            <text:p>-289.4433</text:p>
          </table:table-cell>
          <table:table-cell office:value-type="float" office:value="0.00000000000005684342" calcext:value-type="float">
            <text:p>5.684342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<text:s/>2.507036E-03</text:p>
          </table:table-cell>
          <table:table-cell office:value-type="float" office:value="-251.1366" calcext:value-type="float">
            <text:p>-251.1366</text:p>
          </table:table-cell>
          <table:table-cell office:value-type="float" office:value="0.00000000000003197442" calcext:value-type="float">
            <text:p>3.197442E-01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3671875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5.502360E+01</text:p>
          </table:table-cell>
          <table:table-cell office:value-type="float" office:value="-84.44871" calcext:value-type="float">
            <text:p>-84.44871</text:p>
          </table:table-cell>
          <table:table-cell office:value-type="float" office:value="0.00000000000009592327" calcext:value-type="float">
            <text:p>9.592327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<text:s/>5.007888E-06</text:p>
          </table:table-cell>
          <table:table-cell office:value-type="float" office:value="-343.5816" calcext:value-type="float">
            <text:p>-343.5816</text:p>
          </table:table-cell>
          <table:table-cell office:value-type="float" office:value="0.00000000000007105427" calcext:value-type="float">
            <text:p>7.105427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<text:s/>8.095459E-05</text:p>
          </table:table-cell>
          <table:table-cell office:value-type="float" office:value="-172.9589" calcext:value-type="float">
            <text:p>-172.9589</text:p>
          </table:table-cell>
          <table:table-cell office:value-type="float" office:value="-0.0000000000001278977" calcext:value-type="float">
            <text:p>-1.278977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<text:s/>1.340440E-04</text:p>
          </table:table-cell>
          <table:table-cell office:value-type="float" office:value="-306.2922" calcext:value-type="float">
            <text:p>-306.2922</text:p>
          </table:table-cell>
          <table:table-cell office:value-type="float" office:value="0.00000000000004263256" calcext:value-type="float">
            <text:p>4.263256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-2.004542E-04</text:p>
          </table:table-cell>
          <table:table-cell office:value-type="float" office:value="-183.4994" calcext:value-type="float">
            <text:p>-183.4994</text:p>
          </table:table-cell>
          <table:table-cell office:value-type="float" office:value="-0.0000000000004050094" calcext:value-type="float">
            <text:p>-4.050094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<text:s/>1.011149E-04</text:p>
          </table:table-cell>
          <table:table-cell office:value-type="float" office:value="-284.7352" calcext:value-type="float">
            <text:p>-284.7352</text:p>
          </table:table-cell>
          <table:table-cell office:value-type="float" office:value="0.00000000000007105427" calcext:value-type="float">
            <text:p>7.105427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-1.859918E-04</text:p>
          </table:table-cell>
          <table:table-cell office:value-type="float" office:value="-250.3047" calcext:value-type="float">
            <text:p>-250.3047</text:p>
          </table:table-cell>
          <table:table-cell office:value-type="float" office:value="-0.000000000000114575" calcext:value-type="float">
            <text:p>-1.14575E-0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3730469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5.503534E+01</text:p>
          </table:table-cell>
          <table:table-cell office:value-type="float" office:value="-84.13455" calcext:value-type="float">
            <text:p>-84.13455</text:p>
          </table:table-cell>
          <table:table-cell office:value-type="float" office:value="-0.0000000000002451372" calcext:value-type="float">
            <text:p>-2.451372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<text:s/>8.184893E-07</text:p>
          </table:table-cell>
          <table:table-cell office:value-type="float" office:value="-343.5005" calcext:value-type="float">
            <text:p>-343.5005</text:p>
          </table:table-cell>
          <table:table-cell office:value-type="float" office:value="-0.0000000000002700062" calcext:value-type="float">
            <text:p>-2.700062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-2.240221E-07</text:p>
          </table:table-cell>
          <table:table-cell office:value-type="float" office:value="-172.913" calcext:value-type="float">
            <text:p>-172.913</text:p>
          </table:table-cell>
          <table:table-cell office:value-type="float" office:value="0.000000000000198952" calcext:value-type="float">
            <text:p>1.98952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<text:s/>1.234197E-04</text:p>
          </table:table-cell>
          <table:table-cell office:value-type="float" office:value="-306.3681" calcext:value-type="float">
            <text:p>-306.3681</text:p>
          </table:table-cell>
          <table:table-cell office:value-type="float" office:value="0.00000000000005684342" calcext:value-type="float">
            <text:p>5.684342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-9.522733E-05</text:p>
          </table:table-cell>
          <table:table-cell office:value-type="float" office:value="-183.4164" calcext:value-type="float">
            <text:p>-183.4164</text:p>
          </table:table-cell>
          <table:table-cell office:value-type="float" office:value="0.0000000000002557954" calcext:value-type="float">
            <text:p>2.557954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<text:s/>4.705881E-05</text:p>
          </table:table-cell>
          <table:table-cell office:value-type="float" office:value="-283.5722" calcext:value-type="float">
            <text:p>-283.5722</text:p>
          </table:table-cell>
          <table:table-cell office:value-type="float" office:value="0.0000000000002415845" calcext:value-type="float">
            <text:p>2.415845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-1.042738E-04</text:p>
          </table:table-cell>
          <table:table-cell office:value-type="float" office:value="-250.0548" calcext:value-type="float">
            <text:p>-250.0548</text:p>
          </table:table-cell>
          <table:table-cell office:value-type="float" office:value="-0.00000000000006128431" calcext:value-type="float">
            <text:p>-6.128431E-01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forces (fx,fy,fz) for s</text:p>
          </table:table-cell>
          <table:table-cell office:value-type="string" calcext:value-type="string">
            <text:p>et DISP and ti</text:p>
          </table:table-cell>
          <table:table-cell office:value-type="string" calcext:value-type="string">
            <text:p>me <text:s/>0.3789062E+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 text:c="9"/>2 <text:s/>5.508899E+01</text:p>
          </table:table-cell>
          <table:table-cell office:value-type="float" office:value="-83.84155" calcext:value-type="float">
            <text:p>-83.84155</text:p>
          </table:table-cell>
          <table:table-cell office:value-type="float" office:value="-0.0000000000000781597" calcext:value-type="float">
            <text:p>-7.81597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2 <text:s/>2.685910E-08</text:p>
          </table:table-cell>
          <table:table-cell office:value-type="float" office:value="-343.4664" calcext:value-type="float">
            <text:p>-343.4664</text:p>
          </table:table-cell>
          <table:table-cell office:value-type="float" office:value="-0.0000000000003126388" calcext:value-type="float">
            <text:p>-3.126388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5 <text:s/>9.946210E-06</text:p>
          </table:table-cell>
          <table:table-cell office:value-type="float" office:value="-172.7837" calcext:value-type="float">
            <text:p>-172.7837</text:p>
          </table:table-cell>
          <table:table-cell office:value-type="float" office:value="0.00000000000001421085" calcext:value-type="float">
            <text:p>1.421085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3 <text:s/>2.320627E-05</text:p>
          </table:table-cell>
          <table:table-cell office:value-type="float" office:value="-306.4276" calcext:value-type="float">
            <text:p>-306.4276</text:p>
          </table:table-cell>
          <table:table-cell office:value-type="float" office:value="0.0000000000002415845" calcext:value-type="float">
            <text:p>2.415845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6 -2.313189E-06</text:p>
          </table:table-cell>
          <table:table-cell office:value-type="float" office:value="-183.2741" calcext:value-type="float">
            <text:p>-183.2741</text:p>
          </table:table-cell>
          <table:table-cell office:value-type="float" office:value="0.0000000000003268497" calcext:value-type="float">
            <text:p>3.268497E-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7"/>254 -6.500890E-06</text:p>
          </table:table-cell>
          <table:table-cell office:value-type="float" office:value="-282.4219" calcext:value-type="float">
            <text:p>-282.4219</text:p>
          </table:table-cell>
          <table:table-cell office:value-type="float" office:value="-0.00000000000009947598" calcext:value-type="float">
            <text:p>-9.947598E-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27 -4.152362E-05</text:p>
          </table:table-cell>
          <table:table-cell office:value-type="float" office:value="-249.82" calcext:value-type="float">
            <text:p>-249.82</text:p>
          </table:table-cell>
          <table:table-cell office:value-type="float" office:value="-0.00000000000009503509" calcext:value-type="float">
            <text:p>-9.503509E-014</text:p>
          </table:table-cell>
          <table:table-cell table:number-columns-repeated="6"/>
        </table:table-row>
      </table:table>
      <table:table table:name="Sheet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22:44:30.615207716</meta:creation-date>
    <dc:date>2016-01-12T00:19:48.703461753</dc:date>
    <meta:editing-duration>PT1H34M1S</meta:editing-duration>
    <meta:editing-cycles>2</meta:editing-cycles>
    <meta:generator>LibreOffice/4.2.8.2$Linux_X86_64 LibreOffice_project/420m0$Build-2</meta:generator>
    <meta:document-statistic meta:table-count="2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148cm" svg:y="3.955cm" style:legend-expansion="high" chart:style-name="ch2"/>
        <chart:plot-area chart:style-name="ch3" table:cell-range-address="Sheet1_2.F2:Sheet1_2.F10 Sheet1_2.H2:Sheet1_2.I10" svg:x="0.32cm" svg:y="0.18cm" svg:width="12.508cm" svg:height="8.646cm">
          <chartooo:coordinate-region svg:x="1.127cm" svg:y="0.38cm" svg:width="11.46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H2:Sheet1_2.H10" chart:class="chart:scatter">
            <chart:domain table:cell-range-address="Sheet1_2.F2:Sheet1_2.F10"/>
            <chart:data-point chart:repeated="9"/>
          </chart:series>
          <chart:series chart:style-name="ch7" chart:values-cell-range-address="Sheet1_2.I2:Sheet1_2.I10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F2:Sheet1_2.F10</svg:desc>
                </draw:g>
              </table:table-cell>
              <table:table-cell office:value-type="float" office:value="0">
                <text:p>0</text:p>
                <draw:g>
                  <svg:desc>Sheet1_2.H2:Sheet1_2.H10</svg:desc>
                </draw:g>
              </table:table-cell>
              <table:table-cell office:value-type="float" office:value="514.159265358979">
                <text:p>514.159265358979</text:p>
                <draw:g>
                  <svg:desc>Sheet1_2.I2:Sheet1_2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337.114106666667">
                <text:p>337.114106666667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35.26488">
                <text:p>435.26488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494.246393333333">
                <text:p>494.246393333333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28.833976666667">
                <text:p>528.833976666667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375">
                <text:p>0.34375</text:p>
              </table:table-cell>
              <table:table-cell office:value-type="float" office:value="544.172553333333">
                <text:p>544.172553333333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1875">
                <text:p>0.3671875</text:p>
              </table:table-cell>
              <table:table-cell office:value-type="float" office:value="541.940236666667">
                <text:p>541.940236666667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30469">
                <text:p>0.3730469</text:p>
              </table:table-cell>
              <table:table-cell office:value-type="float" office:value="541.31985">
                <text:p>541.31985</text:p>
              </table:table-cell>
              <table:table-cell office:value-type="float" office:value="514.159265358979">
                <text:p>514.159265358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89062">
                <text:p>0.3789062</text:p>
              </table:table-cell>
              <table:table-cell office:value-type="float" office:value="540.678416666667">
                <text:p>540.678416666667</text:p>
              </table:table-cell>
              <table:table-cell office:value-type="float" office:value="514.159265358979">
                <text:p>514.159265358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